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4909891808236349292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564125209501084734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6319025678875311671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4466379642772225544" text:style-name="L4">
        <text:list-item>
          <text:list>
            <text:list-item>
              <text:p text:style-name="P6">Display multiple items on the same clearing ( characters and clearings )</text:p>
            </text:list-item>
            <text:list-item>
              <text:p text:style-name="P6">Support treasures (10to50g + 1to20 notoriety + -5to30 fame)</text:p>
            </text:list-item>
            <text:list-item>
              <text:p text:style-name="P6">Support treasures appearing, discovery, and looting</text:p>
            </text:list-item>
            <text:list-item>
              <text:p text:style-name="P6">Support searching for hidden paths, secret passages. ***</text:p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</text:p>
            </text:list-item>
            <text:list-item>
              <text:p text:style-name="P6">Support Cloak of mist, Magic spectacles</text:p>
            </text:list-item>
            <text:list-item>
              <text:p text:style-name="P6">Support victory points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5942025044230531357" text:style-name="L5">
        <text:list-item>
          <text:list>
            <text:list-item>
              <text:p text:style-name="P12"><text:span text:style-name="T2">Support random rolls</text:span></text:p>
            </text:list-item>
            <text:list-item>
              <text:p text:style-name="P7">Support random placement of chits</text:p>
            </text:list-item>
          </text:list>
        </text:list-item>
      </text:list>
      <text:p text:style-name="P1"/>
      <text:p text:style-name="P1"><text:tab/><text:span text:style-name="T1">100%</text:span></text:p>
      <text:list xml:id="list1038401032189050280" text:style-name="L6">
        <text:list-item>
          <text:list>
            <text:list-item>
              <text:p text:style-name="P8">Support weapon, and armor weight ***</text:p>
            </text:list-item>
            <text:list-item>
              <text:p text:style-name="P8">Zooming Map</text:p>
            </text:list-item>
          </text:list>
        </text:list-item>
      </text:list>
      <text:p text:style-name="P2"/>
      <text:p text:style-name="P2">Incomplete Requirements:</text:p>
      <text:p text:style-name="P2"/>
      <text:p text:style-name="Standard"><text:tab/><text:span text:style-name="T1">69%</text:span></text:p>
      <text:list xml:id="list1218848316509904674" text:style-name="L7">
        <text:list-item>
          <text:list>
            <text:list-item>
              <text:p text:style-name="P9">Support searching for hidden enemies, ect..</text:p>
            </text:list-item>
            <text:list-item>
              <text:p text:style-name="P9">Support Lost Castle, Lost City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352463825455386792" text:style-name="L8">
        <text:list-item>
          <text:list>
            <text:list-item>
              <text:p text:style-name="P10">Support move restrictions (caves, mountains)</text:p>
            </text:list-item>
            <text:list-item>
              <text:p text:style-name="P10">Support blocking (by characters and monsters)</text:p>
            </text:list-item>
            <text:list-item>
              <text:p text:style-name="P10">Support selling/buying with natives at dwellings</text:p>
            </text:list-item>
            <text:list-item>
              <text:p text:style-name="P10">Support monsters appearing and blocking</text:p>
              <text:p text:style-name="P10">- <text:s text:c="3"/>Every monster roll should activate some monster</text:p>
              <text:p text:style-name="P10"><text:soft-page-break/>- <text:s text:c="3"/>Need not implement all monsters (start with giant)</text:p>
            </text:list-item>
            <text:list-item>
              <text:p text:style-name="P10">Support multi-round combat with 1 monster</text:p>
            </text:list-item>
            <text:list-item>
              <text:p text:style-name="P10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1082576542598503675" text:style-name="L9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, weapon, and armor weight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multiple character/monster combat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30T13:41:19.05</dc:date>
    <meta:editing-duration>PT1H13M38S</meta:editing-duration>
    <meta:editing-cycles>22</meta:editing-cycles>
    <meta:generator>OpenOffice/4.0.1$Win32 OpenOffice.org_project/401m5$Build-9714</meta:generator>
    <meta:document-statistic meta:table-count="0" meta:image-count="0" meta:object-count="0" meta:page-count="2" meta:paragraph-count="54" meta:word-count="365" meta:character-count="2222"/>
  </office:meta>
</office:document-meta>
</file>